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 svg:font-family="arial, sans-serif"/>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ambria" fo:font-size="12pt"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Cambria"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list-style-name="L2">
      <style:paragraph-properties fo:text-align="start" style:justify-single-word="false"/>
    </style:style>
    <style:style style:name="P6" style:family="paragraph" style:parent-style-name="Standard" style:list-style-name="L11">
      <style:paragraph-properties fo:text-align="start" style:justify-single-word="false"/>
    </style:style>
    <style:style style:name="P7" style:family="paragraph" style:parent-style-name="Standard">
      <style:paragraph-properties fo:text-align="start" style:justify-single-word="false"/>
      <style:text-properties fo:font-style="italic" style:font-style-asian="italic" style:font-style-complex="italic"/>
    </style:style>
    <style:style style:name="P8"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color="#000000" fo:font-weight="normal" style:font-weight-asian="normal" style:font-weight-complex="normal"/>
    </style:style>
    <style:style style:name="T1" style:family="text">
      <style:text-properties style:font-name="Cambria" fo:font-size="12pt" fo:font-weight="normal" style:font-size-asian="12pt" style:font-weight-asian="normal" style:font-size-complex="12pt" style:font-weight-complex="normal"/>
    </style:style>
    <style:style style:name="T2" style:family="text">
      <style:text-properties style:font-name="Cambria" fo:font-size="12pt" fo:font-weight="bold" style:font-size-asian="12pt" style:font-weight-asian="bold" style:font-size-complex="12pt" style:font-weight-complex="bold"/>
    </style:style>
    <style:style style:name="T3" style:family="text">
      <style:text-properties style:font-name="Cambria" fo:font-size="12pt" style:font-size-asian="12pt" style:font-size-complex="12pt"/>
    </style:style>
    <style:style style:name="T4" style:family="text">
      <style:text-properties fo:font-variant="normal" fo:text-transform="none" style:font-name="Cambria" fo:font-size="12pt" fo:letter-spacing="normal" fo:font-style="normal" style:font-size-asian="12pt" style:font-size-complex="12pt"/>
    </style:style>
    <style:style style:name="T5" style:family="text">
      <style:text-properties fo:font-variant="normal" fo:text-transform="none" fo:color="#444444" style:font-name="Cambria"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444444" style:font-name="Cambria" fo:font-size="12pt" fo:letter-spacing="normal" fo:font-style="normal" style:font-size-asian="12pt" style:font-size-complex="12pt"/>
    </style:style>
    <style:style style:name="T7" style:family="text">
      <style:text-properties style:text-position="sub 58%" style:font-name="Cambria"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tremwert</text:p>
      <text:p text:style-name="P2"/>
      <text:p text:style-name="P1">Extremwertaufgaben sind ein Anwendungsbereich der Differentialrechnung, in denen man mit Hilfe von Ableitungsfunktionen unter bestimmten Bedingungen das Maximum oder Minimum einer Große ausrechnen kann. Diese Berechnungen sind vor Allem in der Wirtschaft sehr wichtig.</text:p>
      <text:p text:style-name="P1"/>
      <text:p text:style-name="P1">Jede Extremwertaufgabe besteht aus einer Haupt- und einer Nebenbedingung. Die Hauptbedingung ist normalerweise die Formel der auszurechnenden Größe, welche zwei Variablen hat. Um eine Funktion zu bekommen, die nur von einer freien Variable abhängt, benötigt man daher eine Nebenbedingung, ein gewisser Zusammenhang zwischen den Parameter, meist in der Angabe in Form eines bekannten Parameters gegeben oder durch gewisse Verhältnisse aus einer Skizze auszulesen, aus welcher man eine Variable ausdrücken und in die Hauptbedingung einsetzen kann um somit mit nur einer auszurechnenden Variable weiterrechnen zu können. </text:p>
      <text:p text:style-name="P1"/>
      <text:p text:style-name="P1">Der nächste Schritt besteht darin, den Extremwert dieser Funktion zu finden. Wie allgemein bekannt, bekommt man aus der 1. Ableitung einer Funktion, abgesehen von der Steigung, die Extrema, wenn man diese Ableitungsfunktion mit 0 gleichsetzt. Daher gilt es die neue Hauptbedingung, also die Funktion, abzuleiten um den Extremwert <text:s/>zu erlangen. Der daraus resultierende Wert besagt allerdings noch nicht, ob es sich um einen Tief- oder Hochpunkt handelt. Dies kann man auf eine von zwei Weisen herausfinden: </text:p>
      <text:p text:style-name="P1"/>
      <text:list xml:id="list37178918" text:style-name="L1">
        <text:list-item>
          <text:p text:style-name="P4"><text:span text:style-name="T1">Ist die Definitionsmenge der Zielfunktion ein endliches Intervall [a;b], <text:s/>kann das globale Maximum nur ein Randextremum sein, sprich a oder b, oder der ausgerechnete Extremwert. Diese 3 Werte müssen also in die Funktion f(x) eingesetzt werden, wodurch man erkennen kann welcher der Werte das Maximum ist.</text:span></text:p>
          <text:p text:style-name="P4"><text:span text:style-name="T1"/></text:p>
        </text:list-item>
        <text:list-item>
          <text:p text:style-name="P4"><text:span text:style-name="T1">Ist die Definitionsmenge der Zielfunktion ein unendliches Intervall, [0;∞[ oder ]-∞;∞[ , muss ein lokales Extremum auch ein globales sein. Um sicherzustellen, dass es die richtige Art von Extremum ist, kann muss man den Wert in die 2. Ableitung der Funktion, also der Hauptbedingung, einsetzen, durch welche man die Krümmung eines Punktes bzw. die Wendestellen einer Funktion erlangt. Ist der ausgerechnete Wert größer 0, ist das Extremum ein Tiefpunkt, ist er kleiner Null, ein Hochpunkt.</text:span></text:p>
        </text:list-item>
      </text:list>
      <text:p text:style-name="P3"><text:span text:style-name="T1"/></text:p>
      <text:p text:style-name="P3"><text:span text:style-name="T1">Beispiele:</text:span></text:p>
      <text:list xml:id="list37415948" text:style-name="L2">
        <text:list-header>
          <text:p text:style-name="P5"><text:span text:style-name="T1"/></text:p>
        </text:list-header>
      </text:list>
      <text:p text:style-name="P7"><text:span text:style-name="T1">Auf einer freien Fläche soll ein rechteckiger Hühnerauslauf mit maximalem Flächeninhalt abgezäunt werden. Wie ist das Rechteck zu dimensionieren, wenn insgesamt u = 40m Zaun vorhanden sind?</text:span></text:p>
      <text:list xml:id="list38156331" text:style-name="L11">
        <text:list-header>
          <text:p text:style-name="P6"><text:span text:style-name="T1"/></text:p>
        </text:list-header>
      </text:list>
      <text:p text:style-name="P3"><text:span text:style-name="T1">1. Schritt: Aufstellung der Hauptbedingung, in diesem Fall der Flächeninhalt des <text:tab/><text:tab/><text:tab/> <text:s text:c="5"/>Hühnerauslaufs, für welchen man das Maximum herausfinden will, also:</text:span></text:p>
      <text:list xml:id="list39383572" text:continue-numbering="true" text:style-name="L11">
        <text:list-header>
          <text:p text:style-name="P6"><text:span text:style-name="T1"/></text:p>
        </text:list-header>
      </text:list>
      <text:p text:style-name="P3"><text:span text:style-name="T1"><text:tab/> <text:s text:c="6"/></text:span><text:span text:style-name="T2">A(l,b) = l * b</text:span><text:span text:style-name="T1">.</text:span></text:p>
      <text:p text:style-name="P9"><text:span text:style-name="T3"/></text:p>
      <text:p text:style-name="P9"><text:span text:style-name="T3">2. Schritt: Aufstellung der Nebenbedingung, welche in der Angabe in Form des gegebenen</text:span></text:p>
      <text:p text:style-name="P9"><text:span text:style-name="T3"><text:s text:c="20"/>Parameters u = 40m gegeben ist. Die Formel für den Umfang eines Rechtecks ist</text:span></text:p>
      <text:p text:style-name="P9"><text:span text:style-name="T3"><text:tab/> <text:s text:c="6"/>U = 2l + 2b. Die Nebenbedingung ist daher </text:span><text:span text:style-name="T2">40 = 2l + 2b</text:span><text:span text:style-name="T3">.</text:span></text:p>
      <text:p text:style-name="P9"><text:span text:style-name="T3"/></text:p>
      <text:p text:style-name="P9"><text:span text:style-name="T3"/></text:p>
      <text:p text:style-name="P9"><text:soft-page-break/><text:span text:style-name="T3">3. Schritt: Ausdrücken einer Variable aus der Nebenbedingung. Es ist grundsätzlich egal</text:span></text:p>
      <text:p text:style-name="P9"><text:span text:style-name="T3"><text:tab/> <text:s text:c="5"/>welche Variable man ausdrückt, ich entscheide mich für b. Durch Umformen</text:span></text:p>
      <text:p text:style-name="P9"><text:span text:style-name="T3"><text:tab/> <text:s text:c="5"/>erlangt man:</text:span></text:p>
      <text:p text:style-name="P9"><text:span text:style-name="T3"/></text:p>
      <text:p text:style-name="P9"><text:span text:style-name="T3"><text:tab/> <text:s text:c="5"/>40 = 2l + 2b <text:s/>| -2l</text:span></text:p>
      <text:p text:style-name="P9"><text:span text:style-name="T3"><text:tab/> <text:s text:c="5"/>40 – 2l = 2b <text:s/>| /2 </text:span></text:p>
      <text:p text:style-name="P9"><text:span text:style-name="T3"><text:s text:c="20"/></text:span><text:span text:style-name="T2">20 – l = b</text:span></text:p>
      <text:p text:style-name="P9"><text:span text:style-name="T1"/></text:p>
      <text:p text:style-name="P9"><text:span text:style-name="T3"><text:tab/> <text:s text:c="6"/>Der Zusammenhang zwischen den beiden Parametern ist ergo </text:span><text:span text:style-name="T2">b = 20 – l</text:span><text:span text:style-name="T3">. </text:span></text:p>
      <text:p text:style-name="P9"><text:span text:style-name="T3"/></text:p>
      <text:p text:style-name="P9"><text:span text:style-name="T3">4. Schritt: Einsetzen der ausgedrückten Variable in die HB, wodurch man folgende Funktion</text:span></text:p>
      <text:p text:style-name="P9"><text:span text:style-name="T3"><text:tab/> <text:s text:c="6"/>erlangt: A(b) = l * (20 – l) = </text:span><text:span text:style-name="T2">20l – l²</text:span><text:span text:style-name="T3">.</text:span></text:p>
      <text:p text:style-name="P9"><text:span text:style-name="T3"/></text:p>
      <text:p text:style-name="P9"><text:span text:style-name="T3">5. Schritt: Ableiten und Gleichsetzung mit 0 der Funktion um den Extremwert zu erlangen.</text:span></text:p>
      <text:p text:style-name="P9"><text:span text:style-name="T3"><text:tab/> <text:s text:c="6"/>1. Ableitung von A(b) = 20l – l² → </text:span><text:span text:style-name="T2">A'(b) = 20 – 2l</text:span><text:span text:style-name="T3">.</text:span></text:p>
      <text:p text:style-name="P9"><text:span text:style-name="T3"/></text:p>
      <text:p text:style-name="P9"><text:span text:style-name="T3"><text:tab/> <text:s text:c="6"/>A'(b) = 20 – 2l = 0 | - 20</text:span></text:p>
      <text:p text:style-name="P9"><text:span text:style-name="T3"><text:tab/> <text:s text:c="6"/>A'(b) = -2l = -20 <text:s text:c="4"/>| /(-2)</text:span></text:p>
      <text:p text:style-name="P9"><text:span text:style-name="T3"><text:tab/> <text:s text:c="6"/>A'(b) =</text:span><text:span text:style-name="T2"> l = 10</text:span></text:p>
      <text:p text:style-name="P9"><text:span text:style-name="T2"/></text:p>
      <text:p text:style-name="P9"><text:span text:style-name="T2"><text:tab/> <text:s text:c="6"/></text:span><text:span text:style-name="T3">Der Extremwert ist also 10.</text:span></text:p>
      <text:p text:style-name="P9"><text:span text:style-name="T3"/></text:p>
      <text:p text:style-name="P9"><text:span text:style-name="T3">6. Schritt: Feststellung ob der Extremwert lokales Maximum oder Randextremum ist, durch <text:tab/> <text:s text:c="5"/>einsetzen des Extremums, bzw. den beiden Enden der Definitionsmenge 0 und 20 in <text:tab/> <text:s text:c="5"/>die Hauptfunktion A(b) = 20l - l².</text:span></text:p>
      <text:p text:style-name="P9"><text:span text:style-name="T3"><text:tab/></text:span></text:p>
      <text:p text:style-name="P9"><text:span text:style-name="T3"><text:tab/> <text:s text:c="5"/>A(0) = 0</text:span></text:p>
      <text:p text:style-name="P9"><text:span text:style-name="T3"/></text:p>
      <text:p text:style-name="P9"><text:span text:style-name="T3"><text:tab/> <text:s text:c="5"/>A(20) = 0</text:span></text:p>
      <text:p text:style-name="P9"><text:span text:style-name="T3"/></text:p>
      <text:p text:style-name="P9"><text:span text:style-name="T3"><text:tab/> <text:s text:c="5"/></text:span><text:span text:style-name="T2">A(10) = 100</text:span></text:p>
      <text:p text:style-name="P9"><text:span text:style-name="T3"/></text:p>
      <text:p text:style-name="P9"><text:span text:style-name="T3"><text:tab/> <text:s text:c="5"/>10 ist also globales Maximum.</text:span></text:p>
      <text:p text:style-name="P9"><text:span text:style-name="T3"/></text:p>
      <text:p text:style-name="P9"><text:span text:style-name="T3">7. Schritt: Berechnen von b, durch einsetzen in die Nebenbedingung b = 20 – l.</text:span></text:p>
      <text:p text:style-name="P9"><text:span text:style-name="T3"><text:s/></text:span></text:p>
      <text:p text:style-name="P9"><text:span text:style-name="T3"><text:tab/> <text:s text:c="6"/>b = 20 – 10</text:span></text:p>
      <text:p text:style-name="P9"><text:span text:style-name="T3"><text:tab/> <text:s text:c="6"/></text:span><text:span text:style-name="T2">b = 10</text:span></text:p>
      <text:p text:style-name="P9"><text:span text:style-name="T2"/></text:p>
      <text:p text:style-name="P9"><text:span text:style-name="T3">8. Schritt: Finale Berechnungen des Flächeninhalts.</text:span></text:p>
      <text:p text:style-name="P9"><text:span text:style-name="T3"/></text:p>
      <text:p text:style-name="P9"><text:span text:style-name="T3"><text:tab/> <text:s text:c="6"/>A = l * b</text:span></text:p>
      <text:p text:style-name="P9"><text:span text:style-name="T3"><text:tab/> <text:s text:c="6"/>A = 10 * 10</text:span></text:p>
      <text:p text:style-name="P9"><text:span text:style-name="T3"><text:tab/> <text:s text:c="6"/>A = 100</text:span></text:p>
      <text:p text:style-name="P9"><text:span text:style-name="T3"/></text:p>
      <text:p text:style-name="P9"><text:span text:style-name="T3">Ergebnis: Der Hühnerauslauf mit den Maßen l = b = 10 hat einen maximalen Flächeninhalt von </text:span></text:p>
      <text:p text:style-name="P9"><text:span text:style-name="T3"><text:tab/> <text:s text:c="6"/>100m² und ist quadratisch.</text:span></text:p>
      <text:p text:style-name="P9"><text:span text:style-name="T3"/></text:p>
      <text:p text:style-name="P9"><text:span text:style-name="T3">Alle weiteren Beispiele von Extremwertaufgaben wären nach selbem Schema zu lösen, es gilt jeweils nur, die richtige Hauptbedingung und Nebenbedingung aufzustellen, der Rest bleibt gleich.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arial" svg:font-family="arial, sans-serif"/>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03T15:36:41.20</meta:creation-date>
    <meta:document-statistic meta:table-count="0" meta:image-count="0" meta:object-count="0" meta:page-count="2" meta:paragraph-count="45" meta:word-count="690" meta:character-count="4412"/>
    <dc:date>2013-12-03T19:22:12.59</dc:date>
    <meta:editing-duration>PT00H09M47S</meta:editing-duration>
    <meta:editing-cycles>1</meta:editing-cycles>
    <meta:generator>OpenOffice.org/3.2$Win32 OpenOffice.org_project/320m18$Build-9502</meta:generator>
  </office:meta>
</office:document-meta>
</file>